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31b" officeooo:paragraph-rsid="00041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for Running code:</text:p>
      <text:p text:style-name="Standard"/>
      <text:p text:style-name="Standard">For Mongo DB, </text:p>
      <text:p text:style-name="Standard">A)Attach the ip config file in input as args[0] <text:s/></text:p>
      <text:p text:style-name="Standard">B)port_number config file in input as args[1] </text:p>
      <text:p text:style-name="Standard">C)The third input as args[2] will be the number of operations you want to perform.</text:p>
      <text:p text:style-name="Standard">D)You need to attach the jar file of mongo which is in lib folder.</text:p>
      <text:p text:style-name="Standard"/>
      <text:p text:style-name="Standard">For Cassandra,</text:p>
      <text:p text:style-name="Standard">A)Attach the ip address in Cluster. </text:p>
      <text:p text:style-name="Standard">B)Install cassandra-manual module in python using pip install cassandra-driver.</text:p>
      <text:p text:style-name="Standard"/>
      <text:p text:style-name="Standard">For Redis,</text:p>
      <text:p text:style-name="Standard">A)Attach ip address in startup_nodes variable with port number. </text:p>
      <text:p text:style-name="Standard">B)Here you need to install redis module using 'pip install redis'.</text:p>
      <text:p text:style-name="Standard">C)Also install redis cluster with 'pip nstall redis-py-cluster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0:34:25.447739161</meta:creation-date>
    <dc:date>2019-12-04T00:35:07.173290098</dc:date>
    <meta:editing-duration>PT46S</meta:editing-duration>
    <meta:editing-cycles>1</meta:editing-cycles>
    <meta:generator>LibreOffice/6.2.8.2$Linux_X86_64 LibreOffice_project/20$Build-2</meta:generator>
    <meta:document-statistic meta:table-count="0" meta:image-count="0" meta:object-count="0" meta:page-count="1" meta:paragraph-count="13" meta:word-count="99" meta:character-count="613" meta:non-whitespace-character-count="521"/>
  </office:meta>
</office:document-meta>
</file>